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89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2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7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8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1.2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104cm" fo:min-width="0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6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3.5cm" svg:height="7.148cm" svg:x="1.5cm" svg:y="1cm">
          <draw:text-box>
            <text:p><text:span text:style-name="T1">- Mettre entrée 1 à 1 (via SIPO)</text:span></text:p>
            <text:p><text:span text:style-name="T1">- Mettre autres entrées à 0 (via SIPO et pull down)</text:span></text:p>
            <text:p><text:span text:style-name="T1">- Lire état de toutes les entrées (via PISO)</text:span></text:p>
            <text:p><text:span text:style-name="T1">- Si plus d’une entrée est à 1 : court-circuit, arrêt du test</text:span></text:p>
            <text:p><text:span text:style-name="T1">- Sinon on continue pour balayer toutes les combinaisons</text:span></text:p>
            <text:p><text:span text:style-name="T1"/></text:p>
            <text:p><text:span text:style-name="T1"><text:s/></text:span></text:p>
            <text:p><text:span text:style-name="T1">- Le MCU logue les résultats afin de rapidement trouver le court-circuit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3" draw:text-style-name="P3" xml:id="id1" draw:id="id1" draw:layer="layout" svg:width="3cm" svg:height="1cm" svg:x="3cm" svg:y="0.5cm">
          <text:p text:style-name="P3"><text:span text:style-name="T2">Débu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cm" svg:height="1cm" svg:x="3cm" svg:y="3.5cm">
          <text:p text:style-name="P3"><text:span text:style-name="T2">Mettre entrée i à 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cm" svg:height="1cm" svg:x="3cm" svg:y="2cm">
          <text:p text:style-name="P3"><text:span text:style-name="T2">i =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3cm" svg:height="1.5cm" svg:x="3cm" svg:y="5cm">
          <text:p text:style-name="P3"><text:span text:style-name="T2">Mettre autres entrées à 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5cm" svg:x="3cm" svg:y="7cm">
          <text:p text:style-name="P3"><text:span text:style-name="T2">Lire état entrées 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3cm" svg:height="1.5cm" svg:x="3cm" svg:y="13.2cm">
          <text:p text:style-name="P3"><text:span text:style-name="T2">i++ 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3cm" svg:x="3cm" svg:y="15.2cm">
          <text:p text:style-name="P3"><text:span text:style-name="T2">i = InputNumber</text:span><text:span text:style-name="T2"><text:line-break/></text:span><text:span text:style-name="T2">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5" draw:id="id5" draw:layer="layout" svg:width="3cm" svg:height="1.5cm" svg:x="3cm" svg:y="19.2cm">
          <text:p text:style-name="P3"><text:span text:style-name="T2">Fi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" draw:id="id6" draw:layer="layout" svg:width="0.5cm" svg:height="0.5cm" svg:x="2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4.5cm" svg:y1="1.5cm" svg:x2="4.5cm" svg:y2="2cm" draw:start-shape="id1" draw:start-glue-point="2" draw:end-shape="id2" draw:end-glue-point="0" svg:d="M4500 1500v500" svg:viewBox="0 0 1 501">
          <text:p/>
        </draw:connector>
        <draw:connector draw:style-name="gr8" draw:text-style-name="P5" draw:layer="layout" svg:x1="4.5cm" svg:y1="3cm" svg:x2="4.5cm" svg:y2="3.5cm" draw:start-shape="id2" draw:start-glue-point="2" draw:end-shape="id3" draw:end-glue-point="0" svg:d="M4500 3000v500" svg:viewBox="0 0 1 501">
          <text:p/>
        </draw:connector>
        <draw:connector draw:style-name="gr9" draw:text-style-name="P5" draw:layer="layout" svg:x1="4.5cm" svg:y1="4.5cm" svg:x2="4.5cm" svg:y2="5cm" draw:start-shape="id3" draw:start-glue-point="2" draw:end-shape="id4" draw:end-glue-point="0" svg:d="M4500 4500v500" svg:viewBox="0 0 1 501">
          <text:p/>
        </draw:connector>
        <draw:connector draw:style-name="gr9" draw:text-style-name="P5" draw:layer="layout" svg:x1="4.5cm" svg:y1="6.5cm" svg:x2="4.5cm" svg:y2="7cm" svg:d="M4500 6500v500" svg:viewBox="0 0 1 501">
          <text:p/>
        </draw:connector>
        <draw:connector draw:style-name="gr9" draw:text-style-name="P5" draw:layer="layout" svg:x1="4.5cm" svg:y1="18.2cm" svg:x2="4.5cm" svg:y2="19.2cm" draw:end-shape="id5" draw:end-glue-point="0" svg:d="M4500 18200v1000" svg:viewBox="0 0 1 1001">
          <text:p/>
        </draw:connector>
        <draw:connector draw:style-name="gr9" draw:text-style-name="P5" draw:layer="layout" svg:x1="4.5cm" svg:y1="4.5cm" svg:x2="4.5cm" svg:y2="5cm" svg:d="M4500 4500v500" svg:viewBox="0 0 1 501">
          <text:p/>
        </draw:connector>
        <draw:connector draw:style-name="gr9" draw:text-style-name="P5" draw:layer="layout" svg:x1="4.5cm" svg:y1="14.7cm" svg:x2="4.5cm" svg:y2="15.2cm" svg:d="M4500 14700v500" svg:viewBox="0 0 1 501">
          <text:p/>
        </draw:connector>
        <draw:connector draw:style-name="gr9" draw:text-style-name="P5" draw:layer="layout" svg:x1="2.5cm" svg:y1="16.75cm" svg:x2="3cm" svg:y2="4cm" draw:start-shape="id6" draw:start-glue-point="6" draw:end-shape="id3" draw:end-glue-point="3" svg:d="M2500 16750h-501v-12750h1001" svg:viewBox="0 0 1002 12751">
          <text:p/>
        </draw:connector>
        <draw:custom-shape draw:style-name="gr10" draw:text-style-name="P3" xml:id="id8" draw:id="id8" draw:layer="layout" svg:width="3.5cm" svg:height="3cm" svg:x="2.728cm" svg:y="9cm">
          <text:p text:style-name="P3"><text:span text:style-name="T2">Plus d’une entrée à 1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6" draw:layer="layout" svg:width="0.5cm" svg:height="0.5cm" svg:x="4.234cm" svg:y="12cm">
          <text:p text:style-name="P6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svg:x1="4.5cm" svg:y1="8.5cm" svg:x2="4.5cm" svg:y2="9cm" svg:d="M4500 8500v500" svg:viewBox="0 0 1 501">
          <text:p/>
        </draw:connector>
        <draw:connector draw:style-name="gr9" draw:text-style-name="P5" draw:layer="layout" svg:x1="4.5cm" svg:y1="12.5cm" svg:x2="4.5cm" svg:y2="13.2cm" draw:end-shape="id7" draw:end-glue-point="0" svg:d="M4500 12500v700" svg:viewBox="0 0 1 701">
          <text:p/>
        </draw:connector>
        <draw:connector draw:style-name="gr9" draw:text-style-name="P5" draw:layer="layout" svg:x1="6.228cm" svg:y1="10.5cm" svg:x2="6cm" svg:y2="19.95cm" draw:start-shape="id8" draw:start-glue-point="7" draw:end-shape="id5" draw:end-glue-point="1" svg:d="M6228 10500h502v9450h-730" svg:viewBox="0 0 731 9451">
          <text:p/>
        </draw:connecto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7cm" fo:margin-bottom="0cm" fo:text-indent="0cm"/>
      <style:text-properties fo:font-size="49.599998474121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9cm" fo:margin-bottom="0cm" fo:text-indent="0cm"/>
      <style:text-properties fo:font-size="42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1cm" fo:margin-bottom="0cm" fo:text-indent="0cm"/>
      <style:text-properties fo:font-size="35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4cm" fo:margin-bottom="0cm" fo:text-indent="0cm"/>
      <style:text-properties fo:font-size="35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4cm" fo:margin-bottom="0cm" fo:text-indent="0cm"/>
      <style:text-properties fo:font-size="35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4cm" fo:margin-bottom="0cm" fo:text-indent="0cm"/>
      <style:text-properties fo:font-size="35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4cm" fo:margin-bottom="0cm" fo:text-indent="0cm"/>
      <style:text-properties fo:font-size="35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4cm" fo:margin-bottom="0cm" fo:text-indent="0cm"/>
      <style:text-properties fo:font-size="35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Standard" style:page-layout-name="PM1" draw:style-name="Mdp1">
      <draw:frame presentation:style-name="Standard-title" draw:layer="backgroundobjects" svg:width="14.174cm" svg:height="4.674cm" svg:x="0.785cm" svg:y="1.116cm" presentation:class="title" presentation:placeholder="true">
        <draw:text-box/>
      </draw:frame>
      <draw:frame presentation:style-name="Standard-outline1" draw:layer="backgroundobjects" svg:width="14.174cm" svg:height="16.238cm" svg:x="0.785cm" svg:y="6.547cm" presentation:class="outline" presentation:placeholder="true">
        <draw:text-box/>
      </draw:frame>
      <draw:frame presentation:style-name="Mpr1" draw:text-style-name="MP2" draw:layer="backgroundobjects" svg:width="3.669cm" svg:height="1.929cm" svg:x="0.785cm" svg:y="25.5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992cm" svg:height="1.929cm" svg:x="5.384cm" svg:y="25.50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669cm" svg:height="1.929cm" svg:x="11.29cm" svg:y="25.50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30T20:30:27.274000000</dc:date>
    <meta:editing-duration>PT2H7M19S</meta:editing-duration>
    <meta:editing-cycles>27</meta:editing-cycles>
    <meta:generator>LibreOffice/7.4.2.3$Windows_X86_64 LibreOffice_project/382eef1f22670f7f4118c8c2dd222ec7ad009daf</meta:generator>
    <meta:document-statistic meta:object-count="48"/>
  </office:meta>
</office:document-meta>
</file>